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5.017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860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3" table:default-cell-style-name="ce5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Issue</text:p>
          </table:table-cell>
          <table:table-cell table:style-name="ce8" office:value-type="string" calcext:value-type="string">
            <text:p>Type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Module</text:p>
          </table:table-cell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 do not check bit 5 or the version bits when handling dir request</text:p>
          </table:table-cell>
          <table:table-cell table:style-name="ce10" office:value-type="string" calcext:value-type="string">
            <text:p>Defe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oadcast the number of bytes with BSTAT for efficiency calculation on the ground</text:p>
          </table:table-cell>
          <table:table-cell table:style-name="ce10" office:value-type="string" calcext:value-type="string">
            <text:p>Defe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irectory maintenance should be run periodically to remove expired files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If a station sends a list of DIR holes that do not have data (e.g. old holes) then it should not miss its turn on the PB until there is a Response to be sent</text:p>
          </table:table-cell>
          <table:table-cell table:style-name="ce10" office:value-type="string" calcext:value-type="string">
            <text:p>Defect</text:p>
          </table:table-cell>
          <table:table-cell table:style-name="ce13" office:value-type="string" calcext:value-type="string">
            <text:p>M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Is there a response to a DIR request that results in no files. Other than silence and removal from the PB?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et the bit on the last DIR header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b_broadcast_next_file_chunk always returns EXIT_SUCCESS. <text:s/>Need to handle the errors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andle different BLOCK sizes sent by client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b_make_dir_broadcast_packet() should handle headers that are longer than one packet</text:p>
          </table:table-cell>
          <table:table-cell table:style-name="ce10" office:value-type="string" calcext:value-type="string">
            <text:p>Defect</text:p>
          </table:table-cell>
          <table:table-cell table:style-name="ce14" office:value-type="string" calcext:value-type="string">
            <text:p>CRI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dir_next_file_number() wont cope with failed loads. <text:s/>It does not wait for DATA packet to commit the number</text:p>
          </table:table-cell>
          <table:table-cell table:style-name="ce10" office:value-type="string" calcext:value-type="string">
            <text:p>Defect</text:p>
          </table:table-cell>
          <table:table-cell table:style-name="ce13" office:value-type="string" calcext:value-type="string">
            <text:p>M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IR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dir searches will be inefficient for a large dir. <text:s/>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ould search from the other end. <text:s/>Could use a hash table.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The self test for file4 only works if the pfh_spec.txt is manually copied into the tmp dir</text:p>
          </table:table-cell>
          <table:table-cell table:style-name="ce10" office:value-type="string" calcext:value-type="string">
            <text:p>Defect</text:p>
          </table:table-cell>
          <table:table-cell table:style-name="ce13" office:value-type="string" calcext:value-type="string">
            <text:p>M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IR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Need to standardize the use of PFH FILENAME and User Filename</text:p>
          </table:table-cell>
          <table:table-cell table:style-name="ce10" office:value-type="string" calcext:value-type="string">
            <text:p>Defe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FH</text:p>
          </table:table-cell>
          <table:table-cell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pfh_update_pacsat_header() does not copy over unknown TAGS from the ground station. <text:s/>They are lost.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FH</text:p>
          </table:table-cell>
          <table:table-cell office:value-type="string" calcext:value-type="string">
            <text:p>We should not copy into a structure. <text:s/>Instead we should have an array of Fields, which are structs with id, len, bytes.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ftl0_make_list_str does not print callsigns against the right channels and truncates the last character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FTL0 can transmit a UI frame to confirm login as well as the connection FTL0 command. <text:s/>So that other stations see who is logged in perhaps..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 office:value-type="string" calcext:value-type="string">
            <text:p>I would like to avoid this if possible. <text:s/>The ground station can see the connection details for other stations.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ftl0 connection request calls time(0) system call a second time and does not return the time we have actually stored in the ftl0 list</text:p>
          </table:table-cell>
          <table:table-cell table:style-name="ce10" office:value-type="string" calcext:value-type="string">
            <text:p>Defe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FTL0 State machine might be clearer if the packet sends are all at the SWITCH CASE level.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FTL0 does not store the promised file length so we do not know if it has later changed.</text:p>
          </table:table-cell>
          <table:table-cell table:style-name="ce10" office:value-type="string" calcext:value-type="string">
            <text:p>Defect</text:p>
          </table:table-cell>
          <table:table-cell table:style-name="ce14" office:value-type="string" calcext:value-type="string">
            <text:p>CRI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Agw-tnc has no check to see if the circular buffer wrapped around.</text:p>
          </table:table-cell>
          <table:table-cell table:style-name="ce10" office:value-type="string" calcext:value-type="string">
            <text:p>Defe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NC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Signals should be handled with posix sigaction()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IGHUP signal should reload the config and re-init as needed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Block signal interrupt while in the DATA processing routines so that file writes are not interrupted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nregister the callsign and other closing actions when SIGINT received. <text:s/>e.g. save the DIR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Make sure the SSID is stripped from callsign before we check if it is on the PB or uplink lists</text:p>
          </table:table-cell>
          <table:table-cell table:style-name="ce10" office:value-type="string" calcext:value-type="string">
            <text:p>Defect</text:p>
          </table:table-cell>
          <table:table-cell table:style-name="ce13" office:value-type="string" calcext:value-type="string">
            <text:p>M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If we receive a Request when the station is already on the PB then the response should be OK CALLSIGN because it just means they missed the prev OK.</text:p>
          </table:table-cell>
          <table:table-cell table:style-name="ce10" office:value-type="string" calcext:value-type="string">
            <text:p>Defect</text:p>
          </table:table-cell>
          <table:table-cell table:style-name="ce13" office:value-type="string" calcext:value-type="string">
            <text:p>M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lus keep the queue very short or the response is delayed.</text:p>
          </table:table-cell>
        </table:table-row>
        <table:table-row table:style-name="ro3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FTL0 maintenance process should periodically remove upload files that are expired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The connected mode timeout is very long when using direwolf. <text:s/>We should disconnect if no FTL0 packets received in a given time period. <text:s/>e.g. 1 min</text:p>
          </table:table-cell>
          <table:table-cell table:style-name="ce10" office:value-type="string" calcext:value-type="string">
            <text:p>Defect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TL0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3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4:39:28.907347419</meta:creation-date>
    <dc:date>2022-11-18T11:31:56.209151739</dc:date>
    <meta:editing-duration>PT15M38S</meta:editing-duration>
    <meta:editing-cycles>4</meta:editing-cycles>
    <meta:generator>LibreOffice/7.3.6.2$Linux_X86_64 LibreOffice_project/30$Build-2</meta:generator>
    <meta:document-statistic meta:table-count="1" meta:cell-count="183" meta:object-count="0"/>
  </office:meta>
</office:document-meta>
</file>